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officeooo:rsid="00182ca0" officeooo:paragraph-rsid="00182ca0"/>
    </style:style>
    <style:style style:name="P2" style:family="paragraph" style:parent-style-name="Standard">
      <style:paragraph-properties fo:margin-top="0in" fo:margin-bottom="0in" loext:contextual-spacing="false" fo:line-height="100%"/>
    </style:style>
    <style:style style:name="P3" style:family="paragraph" style:parent-style-name="Standard" style:master-page-name="Standard">
      <style:paragraph-properties fo:margin-top="0in" fo:margin-bottom="0in" loext:contextual-spacing="false" fo:line-height="100%"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officeooo:rsid="0017b798"/>
    </style:style>
    <style:style style:name="T4" style:family="text">
      <style:text-properties officeooo:rsid="0017e5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Name:</text:span> Yen Ching</text:p>
      <text:p text:style-name="P2"><text:span text:style-name="T1">Class:</text:span> SWDV 691</text:p>
      <text:p text:style-name="P2"><text:span text:style-name="T1">Date:</text:span> 3/13/2019</text:p>
      <text:p text:style-name="Standard"/>
      <text:p text:style-name="Standard"><text:span text:style-name="T1">Problem Description Write-Up</text:span></text:p>
      <text:p text:style-name="Standard"/>
      <text:p text:style-name="Standard"><text:span text:style-name="T1">Project: Mass Lotto Under a Microscope</text:span></text:p>
      <text:p text:style-name="Standard"><text:span text:style-name="T1">Purpose of Project:</text:span> This web app is specifically designed for users to view a dashboard built for comparative statistics using a database of stored winning numbers for the Mass Lottery. They would be able to review different frequency graphs based on past winning numbers over various time intervals. <text:s/>The reason for this project is to help users make more of an educated guess, and <text:span text:style-name="T3">lead</text:span> them to creat<text:span text:style-name="T3">e</text:span> their own algorithms in solving an age-old riddle; <text:span text:style-name="T3">determining what the random generated winning numbers are.</text:span></text:p>
      <text:p text:style-name="Standard"><text:span text:style-name="T1">Concept: </text:span>The flow of the process is to write a Python program which will serve as the parser to download the data from Mass Lottery winning numbers daily. <text:s/>Currently, due to the size of storage involved, AWS DynamoDB is considered as well as MySQL. <text:s/>The job will be scheduled also daily to pull the data in a consistent manner. <text:s/>Then, Bootstrap HTML and CSS will be used to construct the seven webpages, <text:span text:style-name="T4">which</text:span> will allow users to interact with <text:s/>‘Home’, ‘Login’, ‘Newuser’, ‘Dashboard’,’Statistics’, ‘Payment’, and ‘Contact’. <text:s/></text:p>
      <text:p text:style-name="Standard"><text:span text:style-name="T1">User Personas:</text:span> The users will generally be varied in age. <text:s/>Since the database is only based on Mass Lottery, expected users will be older than 18. <text:s/>This is the designated legal age to purchase lottery tickets. <text:s/>Most likely, the users logging in and viewing the dashboard will also be in <text:span text:style-name="T4">a</text:span> similar age range. The three chosen personas I have used will vary in age. Although the three personas chosen all vary in age and background, they have a basic similarity <text:span text:style-name="T4">of wanting to save more money</text:span>, and are interested in either paying off some bills, loans, or want<text:span text:style-name="T4">ing </text:span>to help family member<text:span text:style-name="T4">s</text:span>. <text:s/>T<text:span text:style-name="T4">hese personas are three basic customers who would be interested in this web application.</text:span></text:p>
      <text:p text:style-name="Standard"><text:span text:style-name="T1">Other Benefits to Project: </text:span>The project is interesting <text:span text:style-name="T4">other ways as well</text:span>, because the idea can always be expanded to <text:span text:style-name="T4">more complex</text:span> lottery systems in the future. <text:span text:style-name="T4">In</text:span> the future a new database <text:span text:style-name="T4">can be</text:span> created to store the login information which includes not only demographics, age, sex, and geographic location. <text:span text:style-name="T4">The information within the customer base</text:span> would be <text:span text:style-name="T4">quite valuable for finding other insights.</text:span> <text:span text:style-name="T4">As an example,</text:span> government <text:span text:style-name="T4">can use the profiles </text:span>to find out the different <text:span text:style-name="T4">financial</text:span> needs of the general population, <text:span text:style-name="T4">and provide assistance appropriately</text:span>. <text:s/>Companies would also find the data <text:span text:style-name="T4">appealing, as they may use the data to</text:span> <text:span text:style-name="T4">find better marketing strategies.</text:span></text:p>
      <text:p text:style-name="Standard"><text:span text:style-name="T1">Costs of the Project: <text:s/></text:span>The web application and parser being developed is to serve the public. <text:s/>Donation page is created to provide some funding to the webpage. <text:s/><text:span text:style-name="T4">The true value is to use the data to persuade users to create their profiles on the website, so this may help to further grow the web application with other search engines. <text:s/>Ads can also be added to the website to create further profits.</text:span></text:p>
      <text:p text:style-name="Standard"><text:span text:style-name="T1">How Project Solves Users’ Problems:</text:span> The web application will hopefully help users choose more <text:span text:style-name="T4">selective</text:span> numbers. These numbers may hold a<text:bookmark text:name="_GoBack"/> greater chance of being picked as winning numbers in the Mass Lottery system. <text:s/>This would help <text:span text:style-name="T4">users </text:span>fund their financial goals. <text:s/>There would also be other users <text:soft-page-break/>and possibly <text:span text:style-name="T4">research groups</text:span> who will be interested <text:span text:style-name="T4">in understanding the </text:span>patterns <text:span text:style-name="T4">presented </text:span>on the dashboard and statistics. <text:s/>Leaving the comment section on the ‘Statistics’ page may prompt other users to submit improved methodologies <text:span text:style-name="T4">for</text:span> randomized number selections.</text:p>
      <text:p text:style-name="P1"><text:span text:style-name="T2">How Will Users Interact With Web Application:</text:span> <text:s/>As a user, I think they would begin by reviewing the summary as presented on the home page. <text:s/>This would help them understand the purpose to this web application, and its significance. <text:s/>After visiting the home page, users would generally like to go through the dashboard or statistics to see if there is truly a value in subscribing to this website. <text:s/>If the graphics are enticing enough, I think they would go to the ‘Newuser’ page to begin creating a new profile with username and password. <text:s/>The type of users who may revisit and post comments are ones who understand that the website is not a fixed solution. <text:s/>They are the users who will most likely be curious about the data, and be more inclined to find better ways to find solutions, and return to the ‘Login’ page , and post the necessary comments, and make inquiries in the ‘Contact’ page as well.</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en Ching</meta:initial-creator>
    <meta:editing-cycles>2</meta:editing-cycles>
    <meta:creation-date>2019-03-14T01:05:00</meta:creation-date>
    <dc:date>2019-03-16T22:06:39.324000000</dc:date>
    <meta:editing-duration>PT20H1M22S</meta:editing-duration>
    <meta:generator>LibreOffice/5.4.0.3$Windows_X86_64 LibreOffice_project/7556cbc6811c9d992f4064ab9287069087d7f62c</meta:generator>
    <meta:document-statistic meta:table-count="0" meta:image-count="0" meta:object-count="0" meta:page-count="2" meta:paragraph-count="12" meta:word-count="727" meta:character-count="4354" meta:non-whitespace-character-count="361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